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852cm" fo:min-width="2.6cm" draw:shadow="visible" draw:shadow-offset-x="0cm" draw:shadow-offset-y="0cm" draw:shadow-color="#000000" draw:shadow-opacity="60%"/>
    </style:style>
    <style:style style:name="gr2" style:family="graphic" style:parent-style-name="standard">
      <style:graphic-properties svg:stroke-color="#4c4c4c" draw:textarea-horizontal-align="justify" draw:textarea-vertical-align="middle" draw:auto-grow-height="false" draw:shadow="visible" draw:shadow-offset-x="-0.05cm" draw:shadow-offset-y="-0.05cm" draw:shadow-opacity="60%"/>
    </style:style>
    <style:style style:name="gr3" style:family="graphic" style:parent-style-name="objectwithoutfill">
      <style:graphic-properties svg:stroke-color="#4c4c4c" draw:marker-end="Short_20_line_20_Arrow" draw:marker-end-width="0.3cm" svg:stroke-opacity="60%" draw:fill="none" draw:textarea-vertical-align="middle" draw:shadow="visible" draw:shadow-offset-x="0.05cm" draw:shadow-offset-y="-0.05cm" draw:shadow-color="#cccccc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6.437cm"/>
    </style:style>
    <style:style style:name="gr5" style:family="graphic" style:parent-style-name="standard">
      <style:graphic-properties svg:stroke-color="#666666" draw:textarea-horizontal-align="justify" draw:textarea-vertical-align="middle" draw:auto-grow-height="false" draw:shadow="visible" draw:shadow-offset-x="-0.1cm" draw:shadow-offset-y="-0.1cm" draw:shadow-color="#000000" draw:shadow-opacity="50%"/>
    </style:style>
    <style:style style:name="gr6" style:family="graphic" style:parent-style-name="objectwithoutfill">
      <style:graphic-properties draw:marker-end="Short_20_line_20_Arrow" draw:marker-end-width="0.3cm" draw:fill="none" draw:textarea-vertical-align="middle" draw:shadow="visible" draw:shadow-offset-x="-0.05cm" draw:shadow-offset-y="-0.05cm" draw:shadow-color="#666666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7.067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 draw:shadow="visible" draw:shadow-offset-x="-0.05cm" draw:shadow-offset-y="-0.05cm"/>
    </style:style>
    <style:style style:name="gr9" style:family="graphic" style:parent-style-name="standard">
      <style:graphic-properties svg:stroke-color="#999999" draw:fill-color="#ffcc99" draw:opacity="100%" draw:textarea-horizontal-align="justify" draw:textarea-vertical-align="middle" draw:auto-grow-height="false" draw:shadow="visible" draw:shadow-offset-x="-0.05cm" draw:shadow-offset-y="0.05cm" draw:shadow-opacity="100%"/>
    </style:style>
    <style:style style:name="gr10" style:family="graphic" style:parent-style-name="standard">
      <style:graphic-properties draw:stroke="solid" svg:stroke-color="#ffffff" draw:fill="none" draw:fill-color="#ffffff" draw:textarea-horizontal-align="left" draw:auto-grow-height="true" draw:auto-grow-width="true" fo:min-height="1.649cm" fo:min-width="5.772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draw:shadow="visible" draw:shadow-offset-x="0.1cm" draw:shadow-offset-y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401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draw:shadow="visible" draw:shadow-offset-x="0.15cm" draw:shadow-offset-y="0.15cm" draw:shadow-color="#000000" draw:shadow-opacity="60%"/>
    </style:style>
    <style:style style:name="gr14" style:family="graphic" style:parent-style-name="objectwithoutfill">
      <style:graphic-properties draw:stroke="dash" draw:stroke-dash="Ultrafine_20_Dashed" svg:stroke-color="#000080" draw:marker-start="" draw:marker-end="Dimension_20_Lines" draw:marker-end-width="0.2cm" draw:fill="solid" draw:fill-color="#ffffff" draw:textarea-vertical-align="middle" draw:shadow="visible" draw:shadow-offset-x="0.05cm" draw:shadow-offset-y="0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6.149cm"/>
    </style:style>
    <style:style style:name="gr16" style:family="graphic" style:parent-style-name="objectwithoutfill">
      <style:graphic-properties draw:stroke="solid" draw:stroke-dash="Line_20_with_20_Fine_20_Dots" draw:marker-end="Short_20_line_20_Arrow" draw:marker-end-width="0.3cm" draw:fill="none" draw:textarea-vertical-align="middle" draw:shadow-offset-x="0.05cm" draw:shadow-offset-y="0.05cm"/>
    </style:style>
    <style:style style:name="gr17" style:family="graphic" style:parent-style-name="objectwithoutfill">
      <style:graphic-properties draw:stroke="dash" draw:stroke-dash="Ultrafine_20_Dashed" draw:marker-start="" draw:marker-end="Fin_20_de_20_línea_20_4" draw:fill="none" draw:textarea-vertical-align="middle" draw:shadow-offset-x="0.05cm" draw:shadow-offset-y="0.05cm"/>
    </style:style>
    <style:style style:name="gr18" style:family="graphic" style:parent-style-name="standard">
      <style:graphic-properties svg:stroke-color="#4c4c4c" draw:fill-color="#ffcc99" draw:textarea-horizontal-align="justify" draw:textarea-vertical-align="middle" draw:auto-grow-height="false" fo:min-height="0.489cm" fo:min-width="1.639cm" draw:shadow="visible" draw:shadow-offset-x="-0.05cm" draw:shadow-offset-y="-0.05cm" draw:shadow-opacity="60%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svg:stroke-color="#999999" draw:fill-color="#ffcc99" draw:opacity="100%" draw:textarea-horizontal-align="justify" draw:textarea-vertical-align="middle" draw:auto-grow-height="false" fo:min-height="0.375cm" fo:min-width="1.1cm" draw:shadow="visible" draw:shadow-offset-x="-0.05cm" draw:shadow-offset-y="0.05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color="#4c1900" fo:text-shadow="1pt 1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cc99" draw:opacity="100%"/>
      <style:paragraph-properties fo:text-align="center"/>
    </style:style>
    <style:style style:name="P10" style:family="paragraph">
      <loext:graphic-properties draw:fill-color="#ffcc99"/>
      <style:paragraph-properties fo:text-align="center"/>
    </style:style>
    <style:style style:name="P11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2" style:family="paragraph">
      <style:paragraph-properties fo:text-align="center"/>
      <style:text-properties fo:color="#000000" fo:text-shadow="1pt 1pt" fo:font-weight="normal" style:font-weight-asian="normal" style:font-weight-complex="normal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cc99"/>
      <style:paragraph-properties fo:text-align="center"/>
      <style:text-properties fo:color="#000000"/>
    </style:style>
    <style:style style:name="P15" style:family="paragraph">
      <style:text-properties fo:font-size="6pt"/>
    </style:style>
    <style:style style:name="P16" style:family="paragraph">
      <loext:graphic-properties draw:fill="none" draw:fill-color="#ffffff"/>
      <style:text-properties fo:font-size="6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ffcc99" draw:opacity="100%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fo:font-size="12pt" fo:text-shadow="none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7da647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fo:font-size="11pt" fo:text-shadow="1pt 1pt" style:font-size-asian="11pt" style:font-size-complex="11pt"/>
    </style:style>
    <style:style style:name="T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text-shadow="1pt 1pt" fo:font-weight="normal" style:font-size-asian="12pt" style:font-weight-asian="normal" style:font-size-complex="12pt" style:font-weight-complex="normal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4" draw:id="id4" draw:layer="layout" svg:width="3.1cm" svg:height="1.102cm" svg:x="8.2cm" svg:y="4.7cm">
          <text:p text:style-name="P1"><text:span text:style-name="T1">Detailed </text:span></text:p>
          <text:p text:style-name="P1"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9cm" svg:height="1.3cm" svg:x="1.8cm" svg:y="1.4cm">
          <text:p text:style-name="P1"><text:span text:style-name="T2">Special Specific</text:span></text:p>
          <text:p text:style-name="P1"><text:span text:style-name="T2">Structured Index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.3cm" svg:y1="0.8cm" svg:x2="3.25cm" svg:y2="1.4cm" draw:start-shape="id1" draw:start-glue-point="8" draw:end-shape="id2" draw:end-glue-point="0" svg:d="M1300 800h1950v600" svg:viewBox="0 0 1951 601">
          <text:p/>
        </draw:connector>
        <draw:frame draw:style-name="gr4" draw:text-style-name="P6" draw:layer="layout" svg:width="7.276cm" svg:height="2.221cm" svg:x="-0.18cm" svg:y="4.001cm">
          <draw:text-box>
            <text:p text:style-name="P5"><text:span text:style-name="T3">Generation of </text:span><text:span text:style-name="T4">specific data structure</text:span><text:span text:style-name="T3"> from</text:span></text:p>
            <text:p text:style-name="P5"><text:span text:style-name="T3">Text Data that further permit: the aplication </text:span></text:p>
            <text:p text:style-name="P5"><text:span text:style-name="T3">of specific math concepts, scalability, keep </text:span></text:p>
            <text:p text:style-name="P5"><text:span text:style-name="T3">Semantic relations, and improve </text:span></text:p>
            <text:p text:style-name="P5"><text:span text:style-name="T3">Performance. E.g. </text:span><text:span text:style-name="T5">TF, </text:span><text:span text:style-name="T5">IDF, CBOW, </text:span><text:span text:style-name="T6">...</text:span></text:p>
          </draw:text-box>
        </draw:frame>
        <draw:custom-shape draw:style-name="gr5" draw:text-style-name="P7" xml:id="id3" draw:id="id3" draw:layer="layout" svg:width="2.701cm" svg:height="1.101cm" svg:x="5.599cm" svg:y="2.399cm">
          <text:p text:style-name="P1"><text:span text:style-name="T7">Search Space</text:span></text:p>
          <text:p text:style-name="P1"><text:span text:style-name="T7">Reduc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7cm" svg:y1="2.05cm" svg:x2="5.599cm" svg:y2="2.949cm" draw:start-shape="id2" draw:start-glue-point="1" draw:end-shape="id3" draw:end-glue-point="3" svg:d="M4700 2050h399v899h500" svg:viewBox="0 0 900 900">
          <text:p/>
        </draw:connector>
        <draw:frame draw:style-name="gr7" draw:text-style-name="P8" xml:id="id9" draw:id="id9" draw:layer="layout" svg:width="9.054cm" svg:height="1.433cm" svg:x="8cm" svg:y="0.4cm">
          <draw:text-box>
            <text:p><text:span text:style-name="T3">An </text:span><text:span text:style-name="T4">heuristic retrieval function</text:span><text:span text:style-name="T3"> is applied.</text:span></text:p>
            <text:p><text:span text:style-name="T3">Objective: reduce # of probable plag sources.</text:span></text:p>
            <text:p><text:span text:style-name="T3">E.g. </text:span><text:span text:style-name="T5">Query Expansion, Kullback-Leibler distance, </text:span><text:span text:style-name="T8">...</text:span></text:p>
          </draw:text-box>
        </draw:frame>
        <draw:connector draw:style-name="gr8" draw:text-style-name="P4" draw:layer="layout" svg:x1="8.3cm" svg:y1="2.949cm" svg:x2="9.75cm" svg:y2="4.7cm" draw:start-shape="id3" draw:start-glue-point="1" draw:end-shape="id4" draw:end-glue-point="0" svg:d="M8300 2949h1450v1751" svg:viewBox="0 0 1451 1752">
          <text:p/>
        </draw:connector>
        <draw:custom-shape draw:style-name="gr9" draw:text-style-name="P9" xml:id="id1" draw:id="id1" draw:layer="layout" svg:width="1.2cm" svg:height="1.4cm" svg:x="0.1cm" svg:y="0.1cm">
          <text:p text:style-name="P1"><text:span text:style-name="T9">Text</text:span></text:p>
          <text:p text:style-name="P1"><text:span text:style-name="T9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6" xml:id="id7" draw:id="id7" draw:layer="layout" svg:width="6.272cm" svg:height="1.899cm" svg:x="3.72cm" svg:y="7.501cm">
          <draw:text-box>
            <text:p text:style-name="P5"><text:span text:style-name="T3">A </text:span><text:span text:style-name="T4">similarity function</text:span><text:span text:style-name="T3"> is applied</text:span></text:p>
            <text:p text:style-name="P5"><text:span text:style-name="T3">Objective: retrieve candidate </text:span></text:p>
            <text:p text:style-name="P5"><text:span text:style-name="T3">fragments &amp; probable plag fragments</text:span></text:p>
            <text:p text:style-name="P5"><text:span text:style-name="T3">sources. E.g. </text:span><text:span text:style-name="T10">Cosine similarity.</text:span></text:p>
          </draw:text-box>
        </draw:frame>
        <draw:custom-shape draw:style-name="gr11" draw:text-style-name="P10" xml:id="id6" draw:id="id6" draw:layer="layout" svg:width="0.9cm" svg:height="1cm" svg:x="15.3cm" svg:y="8.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4" draw:layer="layout" svg:x1="14.197cm" svg:y1="6.949cm" svg:x2="15.75cm" svg:y2="8.5cm" draw:start-shape="id5" draw:end-shape="id6" svg:d="M14197 6949v851h1553v700" svg:viewBox="0 0 1554 1552">
          <text:p/>
        </draw:connector>
        <draw:frame draw:style-name="gr12" draw:text-style-name="P11" draw:layer="layout" svg:width="3.901cm" svg:height="1.199cm" svg:x="11.412cm" svg:y="8.4cm">
          <draw:text-box>
            <text:p text:style-name="P1"><text:span text:style-name="T11">Pla</text:span><text:span text:style-name="T11">giar</text:span><text:span text:style-name="T11">ize</text:span><text:span text:style-name="T11">d </text:span><text:span text:style-name="T11">part</text:span><text:span text:style-name="T11">s</text:span></text:p>
            <text:p text:style-name="P1"><text:span text:style-name="T12">&amp;</text:span><text:span text:style-name="T11"> </text:span><text:span text:style-name="T11">sou</text:span><text:span text:style-name="T11">rce</text:span><text:span text:style-name="T11">s</text:span></text:p>
          </draw:text-box>
        </draw:frame>
        <draw:custom-shape draw:style-name="gr13" draw:text-style-name="P12" xml:id="id5" draw:id="id5" draw:layer="layout" svg:width="3.1cm" svg:height="1.602cm" svg:x="12.647cm" svg:y="5.347cm">
          <text:p text:style-name="P1"><text:span text:style-name="T13">Knowledge</text:span></text:p>
          <text:p text:style-name="P1"><text:span text:style-name="T13">Based</text:span></text:p>
          <text:p text:style-name="P1"><text:span text:style-name="T13">Post-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3" draw:layer="layout" draw:type="line" svg:x1="6.856cm" svg:y1="7.501cm" svg:x2="9.75cm" svg:y2="5.802cm" draw:start-shape="id7" draw:start-glue-point="0" draw:end-shape="id4" draw:end-glue-point="2" svg:d="M6856 7501l2894-1699" svg:viewBox="0 0 2895 1700">
          <text:p/>
        </draw:connector>
        <draw:frame draw:style-name="gr15" draw:text-style-name="P8" xml:id="id8" draw:id="id8" draw:layer="layout" svg:width="7.339cm" svg:height="1.827cm" svg:x="10.851cm" svg:y="2.501cm">
          <draw:text-box draw:corner-radius="0.049cm">
            <text:p><text:span text:style-name="T3">An algorithm is applied to </text:span><text:span text:style-name="T4">improve results</text:span><text:span text:style-name="T3">. </text:span></text:p>
            <text:p><text:span text:style-name="T3">Objective: eliminate short fragments, etc.</text:span></text:p>
            <text:p><text:span text:style-name="T3">E.g. some </text:span><text:span text:style-name="T5">Boundaries Analysis, </text:span><text:span text:style-name="T8">&amp;</text:span></text:p>
            <text:p><text:span text:style-name="T5"><text:tab/></text:span><text:span text:style-name="T5"><text:tab/></text:span><text:span text:style-name="T5">overlapping n-grams</text:span><text:span text:style-name="T8">.</text:span></text:p>
          </draw:text-box>
        </draw:frame>
        <draw:connector draw:style-name="gr16" draw:text-style-name="P4" draw:layer="layout" svg:x1="11.3cm" svg:y1="5.251cm" svg:x2="12.647cm" svg:y2="6.148cm" draw:start-shape="id4" draw:end-shape="id5" svg:d="M11300 5251h674v897h673" svg:viewBox="0 0 1348 898">
          <text:p/>
        </draw:connector>
        <draw:connector draw:style-name="gr17" draw:text-style-name="P4" draw:layer="layout" draw:type="line" svg:x1="14.52cm" svg:y1="4.328cm" svg:x2="14.197cm" svg:y2="5.347cm" draw:start-shape="id8" draw:end-shape="id5" draw:end-glue-point="0" svg:d="M14520 4328l-323 1019" svg:viewBox="0 0 324 1020">
          <text:p/>
        </draw:connector>
        <draw:connector draw:style-name="gr17" draw:text-style-name="P4" draw:layer="layout" draw:type="line" svg:x1="8cm" svg:y1="1.116cm" svg:x2="6.949cm" svg:y2="2.399cm" draw:start-shape="id9" draw:start-glue-point="3" draw:end-shape="id3" draw:end-glue-point="0" svg:d="M8000 1116l-1051 1283" svg:viewBox="0 0 1052 1284">
          <text:p/>
        </draw:connector>
        <draw:connector draw:style-name="gr17" draw:text-style-name="P4" draw:layer="layout" draw:type="line" svg:x1="2.249cm" svg:y1="3.855cm" svg:x2="3.25cm" svg:y2="2.7cm" draw:end-shape="id2" draw:end-glue-point="2" svg:d="M2249 3855l1001-1155" svg:viewBox="0 0 1002 1156">
          <text:p/>
        </draw:connector>
        <draw:g>
          <draw:custom-shape draw:style-name="gr18" draw:text-style-name="P14" xml:id="id10" draw:id="id10" draw:layer="layout" svg:width="2.139cm" svg:height="0.739cm" svg:x="4.261cm" svg:y="0.1cm">
            <text:p text:style-name="P1"><text:span text:style-name="T2">Suspicious</text:span></text:p>
            <text:p text:style-name="P1"><text:span text:style-name="T2">Document</text:span>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svg:x1="4.261cm" svg:y1="0.469cm" svg:x2="3.708cm" svg:y2="1.4cm" draw:start-shape="id10" draw:start-glue-point="3" svg:d="M4261 469h-552v931h-1" svg:viewBox="0 0 554 932">
            <text:p/>
          </draw:connector>
        </draw:g>
        <draw:frame draw:style-name="gr19" draw:text-style-name="P16" draw:layer="layout" svg:width="9.3cm" svg:height="0.489cm" svg:x="0cm" svg:y="9.5cm">
          <draw:text-box>
            <text:p text:style-name="P15">Copyright: Abel Meneses Abad, 2017, CC</text:p>
          </draw:text-box>
        </draw:frame>
        <draw:custom-shape draw:style-name="gr20" draw:text-style-name="P18" draw:layer="layout" svg:width="1.6cm" svg:height="1cm" svg:x="8.8cm" svg:y="2.5cm">
          <text:p text:style-name="P17"><text:span text:style-name="T14">Ca</text:span><text:span text:style-name="T14">ndi</text:span><text:span text:style-name="T14">dat</text:span><text:span text:style-name="T14">e</text:span></text:p>
          <text:p text:style-name="P17"><text:span text:style-name="T14">Do</text:span><text:span text:style-name="T14">cu</text:span><text:span text:style-name="T14">me</text:span><text:span text:style-name="T14">n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Fin_20_de_20_línea_20_4" draw:display-name="Fin de línea 4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ing_20_91" draw:fill-image-name="Bitmape_20_1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el </meta:initial-creator>
    <meta:creation-date>2012-08-17T12:11:39</meta:creation-date>
    <dc:date>2017-09-18T18:47:37.770504962</dc:date>
    <meta:editing-duration>PT9H30M48S</meta:editing-duration>
    <meta:editing-cycles>20</meta:editing-cycles>
    <meta:generator>LibreOffice/5.1.6.2$Linux_X86_64 LibreOffice_project/10m0$Build-2</meta:generator>
    <meta:document-statistic meta:object-count="25"/>
  </office:meta>
</office:document-meta>
</file>